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49.64mm"/>
    </style:style>
    <style:style style:name="co8" style:family="table-column">
      <style:table-column-properties fo:break-before="auto" style:column-width="47.73mm"/>
    </style:style>
    <style:style style:name="co9" style:family="table-column">
      <style:table-column-properties fo:break-before="auto" style:column-width="52.92mm"/>
    </style:style>
    <style:style style:name="co10" style:family="table-column">
      <style:table-column-properties fo:break-before="auto" style:column-width="65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>
      <style:text-properties fo:font-weight="bold" style:font-weight-asian="bold" style:font-weight-complex="bold"/>
    </style:style>
    <style:style style:name="ce2" style:family="table-cell" style:parent-style-name="Default" style:data-style-name="N10121"/>
    <style:style style:name="ce3" style:family="table-cell" style:parent-style-name="Default" style:data-style-name="N10121">
      <style:table-cell-properties fo:background-color="#111111"/>
    </style:style>
    <style:style style:name="ce4" style:family="table-cell" style:parent-style-name="Default" style:data-style-name="N10121">
      <style:text-properties fo:font-weight="normal" style:font-weight-asian="normal" style:font-weight-complex="normal"/>
    </style:style>
    <style:style style:name="ce5" style:family="table-cell" style:parent-style-name="Default" style:data-style-name="N10121">
      <style:table-cell-properties fo:background-color="transparent"/>
      <style:text-properties style:use-window-font-color="true" fo:font-weight="bold" style:font-weight-asian="bold" style:font-weight-complex="bold"/>
    </style:style>
    <style:style style:name="ce6" style:family="table-cell" style:parent-style-name="Default" style:data-style-name="N1012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" style:family="table-cell" style:parent-style-name="Default" style:data-style-name="N10121">
      <style:text-properties style:text-underline-style="none" fo:font-weight="normal" style:font-weight-asian="normal" style:font-weight-complex="normal"/>
    </style:style>
    <style:style style:name="ce8" style:family="table-cell" style:parent-style-name="Default" style:data-style-name="N10121">
      <style:text-properties style:text-underline-style="none" fo:font-weight="bold" style:font-weight-asian="bold" style:font-weight-complex="bold"/>
    </style:style>
    <style:style style:name="ce9" style:family="table-cell" style:parent-style-name="Default" style:data-style-name="N10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121">
      <style:table-cell-properties fo:background-color="transparent"/>
      <style:text-properties style:use-window-font-color="true" style:text-underline-style="none" fo:font-weight="normal" style:font-weight-asian="normal" style:font-weight-complex="normal"/>
    </style:style>
    <style:style style:name="ce11" style:family="table-cell" style:parent-style-name="Default" style:data-style-name="N10121">
      <style:table-cell-properties fo:background-color="transparent"/>
      <style:text-properties style:use-window-font-color="true" style:text-underline-style="none" fo:font-weight="bold" style:font-weight-asian="bold" style:font-weight-complex="bold"/>
    </style:style>
    <style:style style:name="ce12" style:family="table-cell" style:parent-style-name="Default" style:data-style-name="N10121">
      <style:table-cell-properties fo:background-color="transparent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 style:data-style-name="N10121">
      <style:table-cell-properties fo:background-color="transparent"/>
      <style:text-properties fo:color="#666666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0121">
      <style:table-cell-properties fo:background-color="#000000"/>
      <style:text-properties fo:color="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10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3" table:number-columns-repeated="990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table:number-columns-repeated="2"/>
          <table:table-cell office:value-type="string" calcext:value-type="string">
            <text:p>m_conv_60</text:p>
          </table:table-cell>
          <table:table-cell table:number-columns-repeated="3"/>
          <table:table-cell office:value-type="string" calcext:value-type="string">
            <text:p>m_lstm_60</text:p>
          </table:table-cell>
          <table:table-cell table:number-columns-repeated="3"/>
          <table:table-cell office:value-type="string" calcext:value-type="string">
            <text:p>m_conv_lstm_6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Best</text:p>
          </table:table-cell>
          <table:table-cell table:style-name="ce1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998"/>
        </table:table-row>
        <table:table-row table:style-name="ro1">
          <table:table-cell office:value-type="string" calcext:value-type="string">
            <text:p>Coronary</text:p>
          </table:table-cell>
          <table:table-cell table:formula="of:=MAX([.C3:.AMJ3])" office:value-type="float" office:value="0.807479" calcext:value-type="float">
            <text:p>0.807479</text:p>
          </table:table-cell>
          <table:table-cell/>
          <table:table-cell office:value-type="float" office:value="0.770503" calcext:value-type="float">
            <text:p>0.770503</text:p>
          </table:table-cell>
          <table:table-cell office:value-type="float" office:value="0.742406" calcext:value-type="float">
            <text:p>0.742406</text:p>
          </table:table-cell>
          <table:table-cell office:value-type="float" office:value="0.801813" calcext:value-type="float">
            <text:p>0.801813</text:p>
          </table:table-cell>
          <table:table-cell/>
          <table:table-cell office:value-type="float" office:value="0.785028" calcext:value-type="float">
            <text:p>0.785028</text:p>
          </table:table-cell>
          <table:table-cell office:value-type="float" office:value="0.731234" calcext:value-type="float">
            <text:p>0.731234</text:p>
          </table:table-cell>
          <table:table-cell office:value-type="float" office:value="0.807153" calcext:value-type="float">
            <text:p>0.807153</text:p>
          </table:table-cell>
          <table:table-cell/>
          <table:table-cell office:value-type="float" office:value="0.791594" calcext:value-type="float">
            <text:p>0.791594</text:p>
          </table:table-cell>
          <table:table-cell office:value-type="float" office:value="0.744492" calcext:value-type="float">
            <text:p>0.744492</text:p>
          </table:table-cell>
          <table:table-cell office:value-type="float" office:value="0.807479" calcext:value-type="float">
            <text:p>0.807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diac</text:p>
          </table:table-cell>
          <table:table-cell table:formula="of:=MAX([.C4:.AMJ4])" office:value-type="float" office:value="0.865686" calcext:value-type="float">
            <text:p>0.865686</text:p>
          </table:table-cell>
          <table:table-cell/>
          <table:table-cell office:value-type="float" office:value="0.827722" calcext:value-type="float">
            <text:p>0.827722</text:p>
          </table:table-cell>
          <table:table-cell office:value-type="float" office:value="0.736527" calcext:value-type="float">
            <text:p>0.736527</text:p>
          </table:table-cell>
          <table:table-cell office:value-type="float" office:value="0.865686" calcext:value-type="float">
            <text:p>0.865686</text:p>
          </table:table-cell>
          <table:table-cell/>
          <table:table-cell office:value-type="float" office:value="0.785957" calcext:value-type="float">
            <text:p>0.785957</text:p>
          </table:table-cell>
          <table:table-cell office:value-type="float" office:value="0.740371" calcext:value-type="float">
            <text:p>0.740371</text:p>
          </table:table-cell>
          <table:table-cell office:value-type="float" office:value="0.811993" calcext:value-type="float">
            <text:p>0.811993</text:p>
          </table:table-cell>
          <table:table-cell/>
          <table:table-cell office:value-type="float" office:value="0.862005" calcext:value-type="float">
            <text:p>0.862005</text:p>
          </table:table-cell>
          <table:table-cell office:value-type="float" office:value="0.75263" calcext:value-type="float">
            <text:p>0.752630</text:p>
          </table:table-cell>
          <table:table-cell office:value-type="float" office:value="0.824179" calcext:value-type="float">
            <text:p>0.8241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cal</text:p>
          </table:table-cell>
          <table:table-cell table:formula="of:=MAX([.C5:.AMJ5])" office:value-type="float" office:value="0.753991" calcext:value-type="float">
            <text:p>0.753991</text:p>
          </table:table-cell>
          <table:table-cell/>
          <table:table-cell office:value-type="float" office:value="0.753991" calcext:value-type="float">
            <text:p>0.753991</text:p>
          </table:table-cell>
          <table:table-cell office:value-type="float" office:value="0.738817" calcext:value-type="float">
            <text:p>0.738817</text:p>
          </table:table-cell>
          <table:table-cell office:value-type="float" office:value="0.746963" calcext:value-type="float">
            <text:p>0.746963</text:p>
          </table:table-cell>
          <table:table-cell/>
          <table:table-cell office:value-type="float" office:value="0.732112" calcext:value-type="float">
            <text:p>0.732112</text:p>
          </table:table-cell>
          <table:table-cell office:value-type="float" office:value="0.714139" calcext:value-type="float">
            <text:p>0.714139</text:p>
          </table:table-cell>
          <table:table-cell office:value-type="float" office:value="0.741642" calcext:value-type="float">
            <text:p>0.741642</text:p>
          </table:table-cell>
          <table:table-cell/>
          <table:table-cell office:value-type="float" office:value="0.737257" calcext:value-type="float">
            <text:p>0.737257</text:p>
          </table:table-cell>
          <table:table-cell office:value-type="float" office:value="0.73201" calcext:value-type="float">
            <text:p>0.732010</text:p>
          </table:table-cell>
          <table:table-cell office:value-type="float" office:value="0.743447" calcext:value-type="float">
            <text:p>0.743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gical</text:p>
          </table:table-cell>
          <table:table-cell table:formula="of:=MAX([.C6:.AMJ6])" office:value-type="float" office:value="0.813402" calcext:value-type="float">
            <text:p>0.813402</text:p>
          </table:table-cell>
          <table:table-cell/>
          <table:table-cell office:value-type="float" office:value="0.813402" calcext:value-type="float">
            <text:p>0.813402</text:p>
          </table:table-cell>
          <table:table-cell office:value-type="float" office:value="0.78701" calcext:value-type="float">
            <text:p>0.787010</text:p>
          </table:table-cell>
          <table:table-cell office:value-type="float" office:value="0.812213" calcext:value-type="float">
            <text:p>0.812213</text:p>
          </table:table-cell>
          <table:table-cell/>
          <table:table-cell office:value-type="float" office:value="0.75194" calcext:value-type="float">
            <text:p>0.751940</text:p>
          </table:table-cell>
          <table:table-cell office:value-type="float" office:value="0.75253" calcext:value-type="float">
            <text:p>0.752530</text:p>
          </table:table-cell>
          <table:table-cell office:value-type="float" office:value="0.768836" calcext:value-type="float">
            <text:p>0.768836</text:p>
          </table:table-cell>
          <table:table-cell/>
          <table:table-cell office:value-type="float" office:value="0.796756" calcext:value-type="float">
            <text:p>0.796756</text:p>
          </table:table-cell>
          <table:table-cell office:value-type="float" office:value="0.791037" calcext:value-type="float">
            <text:p>0.791037</text:p>
          </table:table-cell>
          <table:table-cell office:value-type="float" office:value="0.787434" calcext:value-type="float">
            <text:p>0.787434</text:p>
          </table:table-cell>
          <table:table-cell table:number-columns-repeated="1010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3:.B6])" office:value-type="float" office:value="0.8101395" calcext:value-type="float">
            <text:p>0.810140</text:p>
          </table:table-cell>
          <table:table-cell table:style-name="ce4"/>
          <table:table-cell table:style-name="ce4" table:formula="of:=AVERAGE([.D3:.D6])" office:value-type="float" office:value="0.7914045" calcext:value-type="float">
            <text:p>0.791405</text:p>
          </table:table-cell>
          <table:table-cell table:style-name="ce4" table:formula="of:=AVERAGE([.E3:.E6])" office:value-type="float" office:value="0.75119" calcext:value-type="float">
            <text:p>0.751190</text:p>
          </table:table-cell>
          <table:table-cell table:style-name="ce4" table:formula="of:=AVERAGE([.F3:.F6])" office:value-type="float" office:value="0.80666875" calcext:value-type="float">
            <text:p>0.806669</text:p>
          </table:table-cell>
          <table:table-cell table:style-name="ce4"/>
          <table:table-cell table:style-name="ce4" table:formula="of:=AVERAGE([.H3:.H6])" office:value-type="float" office:value="0.76375925" calcext:value-type="float">
            <text:p>0.763759</text:p>
          </table:table-cell>
          <table:table-cell table:style-name="ce4" table:formula="of:=AVERAGE([.I3:.I6])" office:value-type="float" office:value="0.7345685" calcext:value-type="float">
            <text:p>0.734569</text:p>
          </table:table-cell>
          <table:table-cell table:style-name="ce4" table:formula="of:=AVERAGE([.J3:.J6])" office:value-type="float" office:value="0.782406" calcext:value-type="float">
            <text:p>0.782406</text:p>
          </table:table-cell>
          <table:table-cell table:style-name="ce4"/>
          <table:table-cell table:style-name="ce4" table:formula="of:=AVERAGE([.L3:.L6])" office:value-type="float" office:value="0.796903" calcext:value-type="float">
            <text:p>0.796903</text:p>
          </table:table-cell>
          <table:table-cell table:style-name="ce4" table:formula="of:=AVERAGE([.M3:.M6])" office:value-type="float" office:value="0.75504225" calcext:value-type="float">
            <text:p>0.755042</text:p>
          </table:table-cell>
          <table:table-cell table:style-name="ce4" table:formula="of:=AVERAGE([.N3:.N6])" office:value-type="float" office:value="0.79063475" calcext:value-type="float">
            <text:p>0.790635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 table:style-name="ce6" table:number-columns-repeated="3"/>
          <table:table-cell table:style-name="ce10"/>
          <table:table-cell table:style-name="ce6"/>
          <table:table-cell table:style-name="ce5"/>
          <table:table-cell table:style-name="ce12"/>
          <table:table-cell table:style-name="ce6" table:number-columns-repeated="2"/>
          <table:table-cell table:style-name="ce11"/>
          <table:table-cell table:style-name="ce14"/>
          <table:table-cell table:style-name="ce5"/>
          <table:table-cell table:style-name="ce6"/>
          <table:table-cell table:style-name="ce10"/>
          <table:table-cell table:style-name="ce14"/>
          <table:table-cell table:style-name="ce5"/>
          <table:table-cell table:style-name="ce6"/>
          <table:table-cell table:style-name="ce10"/>
          <table:table-cell table:style-name="ce14"/>
          <table:table-cell table:style-name="ce12"/>
          <table:table-cell table:style-name="ce6"/>
          <table:table-cell table:style-name="ce10"/>
          <table:table-cell table:number-columns-repeated="998"/>
        </table:table-row>
        <table:table-row table:style-name="ro1">
          <table:table-cell table:number-columns-repeated="3"/>
          <table:table-cell table:style-name="ce6" table:number-columns-repeated="2"/>
          <table:table-cell table:style-name="ce5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/>
          <table:table-cell table:style-name="ce10"/>
          <table:table-cell/>
          <table:table-cell table:style-name="ce10"/>
          <table:table-cell table:style-name="ce6"/>
          <table:table-cell table:style-name="ce11"/>
          <table:table-cell/>
          <table:table-cell table:style-name="ce11"/>
          <table:table-cell table:style-name="ce6"/>
          <table:table-cell table:style-name="ce10"/>
          <table:table-cell/>
          <table:table-cell table:style-name="ce12"/>
          <table:table-cell table:style-name="ce6"/>
          <table:table-cell table:style-name="ce10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table:number-columns-repeated="2"/>
          <table:table-cell office:value-type="string" calcext:value-type="string">
            <text:p>m_conv_lstm_switch-60</text:p>
          </table:table-cell>
          <table:table-cell table:number-columns-repeated="3"/>
          <table:table-cell office:value-type="string" calcext:value-type="string">
            <text:p>m_conv_lstm_switch_bias-60</text:p>
          </table:table-cell>
          <table:table-cell table:number-columns-repeated="3"/>
          <table:table-cell office:value-type="string" calcext:value-type="string">
            <text:p>m_conv_lstm_switch_big-60</text:p>
          </table:table-cell>
          <table:table-cell table:number-columns-repeated="3"/>
          <table:table-cell office:value-type="string" calcext:value-type="string">
            <text:p>m_conv_lstm_switch_freeze-60</text:p>
          </table:table-cell>
          <table:table-cell table:number-columns-repeated="3"/>
          <table:table-cell office:value-type="string" calcext:value-type="string">
            <text:p>m_conv_switch-60</text:p>
          </table:table-cell>
          <table:table-cell table:number-columns-repeated="3"/>
          <table:table-cell office:value-type="string" calcext:value-type="string">
            <text:p>m_lstm_switch-60-150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string" calcext:value-type="string">
            <text:p>Best</text:p>
          </table:table-cell>
          <table:table-cell table:style-name="ce1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ronary</text:p>
          </table:table-cell>
          <table:table-cell table:formula="of:=MAX([.C13:.AMJ13])" office:value-type="float" office:value="0.804672" calcext:value-type="float">
            <text:p>0.804672</text:p>
          </table:table-cell>
          <table:table-cell/>
          <table:table-cell table:style-name="ce4" office:value-type="float" office:value="0.804672" calcext:value-type="float">
            <text:p>0.804672</text:p>
          </table:table-cell>
          <table:table-cell office:value-type="float" office:value="0.70631" calcext:value-type="float">
            <text:p>0.706310</text:p>
          </table:table-cell>
          <table:table-cell office:value-type="float" office:value="0.795177" calcext:value-type="float">
            <text:p>0.795177</text:p>
          </table:table-cell>
          <table:table-cell/>
          <table:table-cell office:value-type="float" office:value="0.788794" calcext:value-type="float">
            <text:p>0.788794</text:p>
          </table:table-cell>
          <table:table-cell office:value-type="float" office:value="0.744079" calcext:value-type="float">
            <text:p>0.744079</text:p>
          </table:table-cell>
          <table:table-cell office:value-type="float" office:value="0.793495" calcext:value-type="float">
            <text:p>0.793495</text:p>
          </table:table-cell>
          <table:table-cell/>
          <table:table-cell office:value-type="float" office:value="0.798817" calcext:value-type="float">
            <text:p>0.798817</text:p>
          </table:table-cell>
          <table:table-cell office:value-type="float" office:value="0.754428" calcext:value-type="float">
            <text:p>0.754428</text:p>
          </table:table-cell>
          <table:table-cell office:value-type="float" office:value="0.796421" calcext:value-type="float">
            <text:p>0.796421</text:p>
          </table:table-cell>
          <table:table-cell/>
          <table:table-cell office:value-type="float" office:value="0.799583" calcext:value-type="float">
            <text:p>0.799583</text:p>
          </table:table-cell>
          <table:table-cell office:value-type="float" office:value="0.751602" calcext:value-type="float">
            <text:p>0.751602</text:p>
          </table:table-cell>
          <table:table-cell office:value-type="float" office:value="0.800509" calcext:value-type="float">
            <text:p>0.800509</text:p>
          </table:table-cell>
          <table:table-cell/>
          <table:table-cell office:value-type="float" office:value="0.783946" calcext:value-type="float">
            <text:p>0.783946</text:p>
          </table:table-cell>
          <table:table-cell office:value-type="float" office:value="0.754385" calcext:value-type="float">
            <text:p>0.754385</text:p>
          </table:table-cell>
          <table:table-cell office:value-type="float" office:value="0.804556" calcext:value-type="float">
            <text:p>0.804556</text:p>
          </table:table-cell>
          <table:table-cell/>
          <table:table-cell office:value-type="float" office:value="0.759384" calcext:value-type="float">
            <text:p>0.759384</text:p>
          </table:table-cell>
          <table:table-cell office:value-type="float" office:value="0.723898" calcext:value-type="float">
            <text:p>0.723898</text:p>
          </table:table-cell>
          <table:table-cell office:value-type="float" office:value="0.799721" calcext:value-type="float">
            <text:p>0.7997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rdiac</text:p>
          </table:table-cell>
          <table:table-cell table:style-name="ce1" table:formula="of:=MAX([.C14:.AMJ14])" office:value-type="float" office:value="0.881251" calcext:value-type="float">
            <text:p>0.881251</text:p>
          </table:table-cell>
          <table:table-cell/>
          <table:table-cell table:style-name="ce1" office:value-type="float" office:value="0.881251" calcext:value-type="float">
            <text:p>0.881251</text:p>
          </table:table-cell>
          <table:table-cell office:value-type="float" office:value="0.725111" calcext:value-type="float">
            <text:p>0.725111</text:p>
          </table:table-cell>
          <table:table-cell office:value-type="float" office:value="0.861508" calcext:value-type="float">
            <text:p>0.861508</text:p>
          </table:table-cell>
          <table:table-cell/>
          <table:table-cell office:value-type="float" office:value="0.85234" calcext:value-type="float">
            <text:p>0.852340</text:p>
          </table:table-cell>
          <table:table-cell office:value-type="float" office:value="0.753323" calcext:value-type="float">
            <text:p>0.753323</text:p>
          </table:table-cell>
          <table:table-cell office:value-type="float" office:value="0.817413" calcext:value-type="float">
            <text:p>0.817413</text:p>
          </table:table-cell>
          <table:table-cell/>
          <table:table-cell office:value-type="float" office:value="0.847632" calcext:value-type="float">
            <text:p>0.847632</text:p>
          </table:table-cell>
          <table:table-cell office:value-type="float" office:value="0.750981" calcext:value-type="float">
            <text:p>0.750981</text:p>
          </table:table-cell>
          <table:table-cell office:value-type="float" office:value="0.837106" calcext:value-type="float">
            <text:p>0.837106</text:p>
          </table:table-cell>
          <table:table-cell/>
          <table:table-cell office:value-type="float" office:value="0.857552" calcext:value-type="float">
            <text:p>0.857552</text:p>
          </table:table-cell>
          <table:table-cell office:value-type="float" office:value="0.750829" calcext:value-type="float">
            <text:p>0.750829</text:p>
          </table:table-cell>
          <table:table-cell office:value-type="float" office:value="0.878749" calcext:value-type="float">
            <text:p>0.878749</text:p>
          </table:table-cell>
          <table:table-cell/>
          <table:table-cell office:value-type="float" office:value="0.825264" calcext:value-type="float">
            <text:p>0.825264</text:p>
          </table:table-cell>
          <table:table-cell office:value-type="float" office:value="0.745391" calcext:value-type="float">
            <text:p>0.745391</text:p>
          </table:table-cell>
          <table:table-cell office:value-type="float" office:value="0.844897" calcext:value-type="float">
            <text:p>0.844897</text:p>
          </table:table-cell>
          <table:table-cell/>
          <table:table-cell office:value-type="float" office:value="0.754311" calcext:value-type="float">
            <text:p>0.754311</text:p>
          </table:table-cell>
          <table:table-cell office:value-type="float" office:value="0.727009" calcext:value-type="float">
            <text:p>0.727009</text:p>
          </table:table-cell>
          <table:table-cell office:value-type="float" office:value="0.805935" calcext:value-type="float">
            <text:p>0.8059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dical</text:p>
          </table:table-cell>
          <table:table-cell table:formula="of:=MAX([.C15:.AMJ15])" office:value-type="float" office:value="0.760044" calcext:value-type="float">
            <text:p>0.760044</text:p>
          </table:table-cell>
          <table:table-cell/>
          <table:table-cell office:value-type="float" office:value="0.737393" calcext:value-type="float">
            <text:p>0.737393</text:p>
          </table:table-cell>
          <table:table-cell office:value-type="float" office:value="0.715851" calcext:value-type="float">
            <text:p>0.715851</text:p>
          </table:table-cell>
          <table:table-cell office:value-type="float" office:value="0.746589" calcext:value-type="float">
            <text:p>0.746589</text:p>
          </table:table-cell>
          <table:table-cell/>
          <table:table-cell office:value-type="float" office:value="0.735132" calcext:value-type="float">
            <text:p>0.735132</text:p>
          </table:table-cell>
          <table:table-cell office:value-type="float" office:value="0.734106" calcext:value-type="float">
            <text:p>0.734106</text:p>
          </table:table-cell>
          <table:table-cell office:value-type="float" office:value="0.731028" calcext:value-type="float">
            <text:p>0.731028</text:p>
          </table:table-cell>
          <table:table-cell/>
          <table:table-cell office:value-type="float" office:value="0.747902" calcext:value-type="float">
            <text:p>0.747902</text:p>
          </table:table-cell>
          <table:table-cell office:value-type="float" office:value="0.73799" calcext:value-type="float">
            <text:p>0.737990</text:p>
          </table:table-cell>
          <table:table-cell office:value-type="float" office:value="0.728972" calcext:value-type="float">
            <text:p>0.728972</text:p>
          </table:table-cell>
          <table:table-cell/>
          <table:table-cell office:value-type="float" office:value="0.73906" calcext:value-type="float">
            <text:p>0.739060</text:p>
          </table:table-cell>
          <table:table-cell office:value-type="float" office:value="0.721415" calcext:value-type="float">
            <text:p>0.721415</text:p>
          </table:table-cell>
          <table:table-cell office:value-type="float" office:value="0.729945" calcext:value-type="float">
            <text:p>0.729945</text:p>
          </table:table-cell>
          <table:table-cell/>
          <table:table-cell table:style-name="ce1" office:value-type="float" office:value="0.760044" calcext:value-type="float">
            <text:p>0.760044</text:p>
          </table:table-cell>
          <table:table-cell office:value-type="float" office:value="0.728833" calcext:value-type="float">
            <text:p>0.728833</text:p>
          </table:table-cell>
          <table:table-cell office:value-type="float" office:value="0.755491" calcext:value-type="float">
            <text:p>0.755491</text:p>
          </table:table-cell>
          <table:table-cell/>
          <table:table-cell office:value-type="float" office:value="0.750097" calcext:value-type="float">
            <text:p>0.750097</text:p>
          </table:table-cell>
          <table:table-cell office:value-type="float" office:value="0.717705" calcext:value-type="float">
            <text:p>0.717705</text:p>
          </table:table-cell>
          <table:table-cell office:value-type="float" office:value="0.722966" calcext:value-type="float">
            <text:p>0.72296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rgical</text:p>
          </table:table-cell>
          <table:table-cell table:formula="of:=MAX([.C16:.AMJ16])" office:value-type="float" office:value="0.804402" calcext:value-type="float">
            <text:p>0.804402</text:p>
          </table:table-cell>
          <table:table-cell/>
          <table:table-cell office:value-type="float" office:value="0.781752" calcext:value-type="float">
            <text:p>0.781752</text:p>
          </table:table-cell>
          <table:table-cell office:value-type="float" office:value="0.774185" calcext:value-type="float">
            <text:p>0.774185</text:p>
          </table:table-cell>
          <table:table-cell office:value-type="float" office:value="0.773765" calcext:value-type="float">
            <text:p>0.773765</text:p>
          </table:table-cell>
          <table:table-cell/>
          <table:table-cell office:value-type="float" office:value="0.791187" calcext:value-type="float">
            <text:p>0.791187</text:p>
          </table:table-cell>
          <table:table-cell office:value-type="float" office:value="0.777735" calcext:value-type="float">
            <text:p>0.777735</text:p>
          </table:table-cell>
          <table:table-cell office:value-type="float" office:value="0.759178" calcext:value-type="float">
            <text:p>0.759178</text:p>
          </table:table-cell>
          <table:table-cell/>
          <table:table-cell table:style-name="ce4" office:value-type="float" office:value="0.800369" calcext:value-type="float">
            <text:p>0.800369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3642" calcext:value-type="float">
            <text:p>0.753642</text:p>
          </table:table-cell>
          <table:table-cell/>
          <table:table-cell office:value-type="float" office:value="0.781813" calcext:value-type="float">
            <text:p>0.781813</text:p>
          </table:table-cell>
          <table:table-cell office:value-type="float" office:value="0.769602" calcext:value-type="float">
            <text:p>0.769602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float" office:value="0.784415" calcext:value-type="float">
            <text:p>0.784415</text:p>
          </table:table-cell>
          <table:table-cell table:style-name="ce1" office:value-type="float" office:value="0.804402" calcext:value-type="float">
            <text:p>0.804402</text:p>
          </table:table-cell>
          <table:table-cell office:value-type="float" office:value="0.801662" calcext:value-type="float">
            <text:p>0.801662</text:p>
          </table:table-cell>
          <table:table-cell/>
          <table:table-cell office:value-type="float" office:value="0.77784" calcext:value-type="float">
            <text:p>0.777840</text:p>
          </table:table-cell>
          <table:table-cell office:value-type="float" office:value="0.750454" calcext:value-type="float">
            <text:p>0.750454</text:p>
          </table:table-cell>
          <table:table-cell office:value-type="float" office:value="0.751257" calcext:value-type="float">
            <text:p>0.751257</text:p>
          </table:table-cell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13:.B16])" office:value-type="float" office:value="0.81259225" calcext:value-type="float">
            <text:p>0.812592</text:p>
          </table:table-cell>
          <table:table-cell table:style-name="ce4"/>
          <table:table-cell table:style-name="ce4" table:formula="of:=AVERAGE([.D13:.D16])" office:value-type="float" office:value="0.801267" calcext:value-type="float">
            <text:p>0.801267</text:p>
          </table:table-cell>
          <table:table-cell table:style-name="ce4" table:formula="of:=AVERAGE([.E13:.E16])" office:value-type="float" office:value="0.73036425" calcext:value-type="float">
            <text:p>0.730364</text:p>
          </table:table-cell>
          <table:table-cell table:style-name="ce4" table:formula="of:=AVERAGE([.F13:.F16])" office:value-type="float" office:value="0.79425975" calcext:value-type="float">
            <text:p>0.794260</text:p>
          </table:table-cell>
          <table:table-cell table:style-name="ce4"/>
          <table:table-cell table:style-name="ce4" table:formula="of:=AVERAGE([.H13:.H16])" office:value-type="float" office:value="0.79186325" calcext:value-type="float">
            <text:p>0.791863</text:p>
          </table:table-cell>
          <table:table-cell table:style-name="ce4" table:formula="of:=AVERAGE([.I13:.I16])" office:value-type="float" office:value="0.75231075" calcext:value-type="float">
            <text:p>0.752311</text:p>
          </table:table-cell>
          <table:table-cell table:style-name="ce4" table:formula="of:=AVERAGE([.J13:.J16])" office:value-type="float" office:value="0.7752785" calcext:value-type="float">
            <text:p>0.775279</text:p>
          </table:table-cell>
          <table:table-cell table:style-name="ce4"/>
          <table:table-cell table:style-name="ce4" table:formula="of:=AVERAGE([.L13:.L16])" office:value-type="float" office:value="0.79868" calcext:value-type="float">
            <text:p>0.798680</text:p>
          </table:table-cell>
          <table:table-cell table:style-name="ce4" table:formula="of:=AVERAGE([.M13:.M16])" office:value-type="float" office:value="0.75446525" calcext:value-type="float">
            <text:p>0.754465</text:p>
          </table:table-cell>
          <table:table-cell table:style-name="ce4" table:formula="of:=AVERAGE([.N13:.N16])" office:value-type="float" office:value="0.77903525" calcext:value-type="float">
            <text:p>0.779035</text:p>
          </table:table-cell>
          <table:table-cell/>
          <table:table-cell table:style-name="ce4" table:formula="of:=AVERAGE([.P13:.P16])" office:value-type="float" office:value="0.794502" calcext:value-type="float">
            <text:p>0.794502</text:p>
          </table:table-cell>
          <table:table-cell table:style-name="ce4" table:formula="of:=AVERAGE([.Q13:.Q16])" office:value-type="float" office:value="0.748362" calcext:value-type="float">
            <text:p>0.748362</text:p>
          </table:table-cell>
          <table:table-cell table:style-name="ce4" table:formula="of:=AVERAGE([.R13:.R16])" office:value-type="float" office:value="0.79059625" calcext:value-type="float">
            <text:p>0.790596</text:p>
          </table:table-cell>
          <table:table-cell/>
          <table:table-cell table:style-name="ce4" table:formula="of:=AVERAGE([.T13:.T16])" office:value-type="float" office:value="0.78841725" calcext:value-type="float">
            <text:p>0.788417</text:p>
          </table:table-cell>
          <table:table-cell table:style-name="ce4" table:formula="of:=AVERAGE([.U13:.U16])" office:value-type="float" office:value="0.75825275" calcext:value-type="float">
            <text:p>0.758253</text:p>
          </table:table-cell>
          <table:table-cell table:style-name="ce4" table:formula="of:=AVERAGE([.V13:.V16])" office:value-type="float" office:value="0.8016515" calcext:value-type="float">
            <text:p>0.801652</text:p>
          </table:table-cell>
          <table:table-cell/>
          <table:table-cell table:style-name="ce4" table:formula="of:=AVERAGE([.X13:.X16])" office:value-type="float" office:value="0.760408" calcext:value-type="float">
            <text:p>0.760408</text:p>
          </table:table-cell>
          <table:table-cell table:style-name="ce4" table:formula="of:=AVERAGE([.Y13:.Y16])" office:value-type="float" office:value="0.7297665" calcext:value-type="float">
            <text:p>0.729767</text:p>
          </table:table-cell>
          <table:table-cell table:style-name="ce4" table:formula="of:=AVERAGE([.Z13:.Z16])" office:value-type="float" office:value="0.76996975" calcext:value-type="float">
            <text:p>0.769970</text:p>
          </table:table-cell>
          <table:table-cell table:number-columns-repeated="998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 table:number-columns-repeated="2"/>
          <table:table-cell table:style-name="ce8"/>
          <table:table-cell table:style-name="ce7" table:number-columns-repeated="2"/>
          <table:table-cell table:style-name="ce8"/>
          <table:table-cell/>
          <table:table-cell table:style-name="ce7" table:number-columns-repeated="2"/>
          <table:table-cell table:style-name="ce8"/>
          <table:table-cell/>
          <table:table-cell table:style-name="ce7" table:number-columns-repeated="2"/>
          <table:table-cell table:style-name="ce8"/>
          <table:table-cell/>
          <table:table-cell table:style-name="ce8"/>
          <table:table-cell table:style-name="ce7" table:number-columns-repeated="2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9"/>
          <table:table-cell table:style-name="ce7" table:number-columns-repeated="3"/>
          <table:table-cell table:style-name="ce8"/>
          <table:table-cell table:style-name="ce7" table:number-columns-repeated="3"/>
          <table:table-cell table:style-name="ce8"/>
          <table:table-cell/>
          <table:table-cell table:style-name="ce7" table:number-columns-repeated="2"/>
          <table:table-cell table:style-name="ce8"/>
          <table:table-cell/>
          <table:table-cell table:style-name="ce7" table:number-columns-repeated="2"/>
          <table:table-cell table:style-name="ce8"/>
          <table:table-cell/>
          <table:table-cell table:style-name="ce8"/>
          <table:table-cell table:style-name="ce7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table:number-columns-repeated="2"/>
          <table:table-cell office:value-type="string" calcext:value-type="string">
            <text:p>m3brl4_switch-15</text:p>
          </table:table-cell>
          <table:table-cell table:number-columns-repeated="3"/>
          <table:table-cell office:value-type="string" calcext:value-type="string">
            <text:p>m3brl4_switch-30</text:p>
          </table:table-cell>
          <table:table-cell table:number-columns-repeated="3"/>
          <table:table-cell office:value-type="string" calcext:value-type="string">
            <text:p>m3rsl_switch-15</text:p>
          </table:table-cell>
          <table:table-cell table:number-columns-repeated="3"/>
          <table:table-cell office:value-type="string" calcext:value-type="string">
            <text:p>m3rsl_switch-30</text:p>
          </table:table-cell>
          <table:table-cell table:number-columns-repeated="3"/>
          <table:table-cell office:value-type="string" calcext:value-type="string">
            <text:p>m_conv_lstm_switch-15</text:p>
          </table:table-cell>
          <table:table-cell table:number-columns-repeated="3"/>
          <table:table-cell office:value-type="string" calcext:value-type="string">
            <text:p>m_conv_lstm_switch-30-1500.log.mean</text:p>
          </table:table-cell>
          <table:table-cell table:number-columns-repeated="3"/>
          <table:table-cell office:value-type="string" calcext:value-type="string">
            <text:p>m_conv_switch-15</text:p>
          </table:table-cell>
          <table:table-cell table:number-columns-repeated="3"/>
          <table:table-cell office:value-type="string" calcext:value-type="string">
            <text:p>m_conv_switch-30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string" calcext:value-type="string">
            <text:p>Best</text:p>
          </table:table-cell>
          <table:table-cell table:style-name="ce1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Coronary</text:p>
          </table:table-cell>
          <table:table-cell table:style-name="ce4" table:formula="of:=MAX([.C23:.AMJ23])" office:value-type="float" office:value="0.828608" calcext:value-type="float">
            <text:p>0.828608</text:p>
          </table:table-cell>
          <table:table-cell/>
          <table:table-cell office:value-type="float" office:value="0.805858" calcext:value-type="float">
            <text:p>0.805858</text:p>
          </table:table-cell>
          <table:table-cell office:value-type="float" office:value="0.750511" calcext:value-type="float">
            <text:p>0.750511</text:p>
          </table:table-cell>
          <table:table-cell office:value-type="float" office:value="0.828541" calcext:value-type="float">
            <text:p>0.828541</text:p>
          </table:table-cell>
          <table:table-cell/>
          <table:table-cell office:value-type="float" office:value="0.799251" calcext:value-type="float">
            <text:p>0.799251</text:p>
          </table:table-cell>
          <table:table-cell office:value-type="float" office:value="0.758629" calcext:value-type="float">
            <text:p>0.758629</text:p>
          </table:table-cell>
          <table:table-cell office:value-type="float" office:value="0.824876" calcext:value-type="float">
            <text:p>0.824876</text:p>
          </table:table-cell>
          <table:table-cell/>
          <table:table-cell office:value-type="float" office:value="0.78438" calcext:value-type="float">
            <text:p>0.784380</text:p>
          </table:table-cell>
          <table:table-cell office:value-type="float" office:value="0.69082" calcext:value-type="float">
            <text:p>0.690820</text:p>
          </table:table-cell>
          <table:table-cell table:style-name="ce1" office:value-type="float" office:value="0.828608" calcext:value-type="float">
            <text:p>0.828608</text:p>
          </table:table-cell>
          <table:table-cell/>
          <table:table-cell office:value-type="float" office:value="0.795833" calcext:value-type="float">
            <text:p>0.795833</text:p>
          </table:table-cell>
          <table:table-cell office:value-type="float" office:value="0.750346" calcext:value-type="float">
            <text:p>0.750346</text:p>
          </table:table-cell>
          <table:table-cell office:value-type="float" office:value="0.820743" calcext:value-type="float">
            <text:p>0.820743</text:p>
          </table:table-cell>
          <table:table-cell/>
          <table:table-cell office:value-type="float" office:value="0.794865" calcext:value-type="float">
            <text:p>0.794865</text:p>
          </table:table-cell>
          <table:table-cell office:value-type="float" office:value="0.750921" calcext:value-type="float">
            <text:p>0.750921</text:p>
          </table:table-cell>
          <table:table-cell office:value-type="float" office:value="0.818097" calcext:value-type="float">
            <text:p>0.818097</text:p>
          </table:table-cell>
          <table:table-cell/>
          <table:table-cell office:value-type="float" office:value="0.796719" calcext:value-type="float">
            <text:p>0.796719</text:p>
          </table:table-cell>
          <table:table-cell office:value-type="float" office:value="0.750037" calcext:value-type="float">
            <text:p>0.750037</text:p>
          </table:table-cell>
          <table:table-cell office:value-type="float" office:value="0.826645" calcext:value-type="float">
            <text:p>0.826645</text:p>
          </table:table-cell>
          <table:table-cell/>
          <table:table-cell office:value-type="float" office:value="0.771404" calcext:value-type="float">
            <text:p>0.771404</text:p>
          </table:table-cell>
          <table:table-cell office:value-type="float" office:value="0.76049" calcext:value-type="float">
            <text:p>0.760490</text:p>
          </table:table-cell>
          <table:table-cell office:value-type="float" office:value="0.758072" calcext:value-type="float">
            <text:p>0.758072</text:p>
          </table:table-cell>
          <table:table-cell/>
          <table:table-cell office:value-type="float" office:value="0.806379" calcext:value-type="float">
            <text:p>0.806379</text:p>
          </table:table-cell>
          <table:table-cell office:value-type="float" office:value="0.74718" calcext:value-type="float">
            <text:p>0.747180</text:p>
          </table:table-cell>
          <table:table-cell office:value-type="float" office:value="0.800244" calcext:value-type="float">
            <text:p>0.8002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ardiac</text:p>
          </table:table-cell>
          <table:table-cell table:formula="of:=MAX([.C24:.AMJ24])" office:value-type="float" office:value="0.871412" calcext:value-type="float">
            <text:p>0.871412</text:p>
          </table:table-cell>
          <table:table-cell/>
          <table:table-cell office:value-type="float" office:value="0.813069" calcext:value-type="float">
            <text:p>0.813069</text:p>
          </table:table-cell>
          <table:table-cell office:value-type="float" office:value="0.734117" calcext:value-type="float">
            <text:p>0.734117</text:p>
          </table:table-cell>
          <table:table-cell office:value-type="float" office:value="0.856845" calcext:value-type="float">
            <text:p>0.856845</text:p>
          </table:table-cell>
          <table:table-cell/>
          <table:table-cell office:value-type="float" office:value="0.811215" calcext:value-type="float">
            <text:p>0.811215</text:p>
          </table:table-cell>
          <table:table-cell office:value-type="float" office:value="0.748849" calcext:value-type="float">
            <text:p>0.748849</text:p>
          </table:table-cell>
          <table:table-cell office:value-type="float" office:value="0.836183" calcext:value-type="float">
            <text:p>0.836183</text:p>
          </table:table-cell>
          <table:table-cell/>
          <table:table-cell office:value-type="float" office:value="0.814988" calcext:value-type="float">
            <text:p>0.814988</text:p>
          </table:table-cell>
          <table:table-cell office:value-type="float" office:value="0.741452" calcext:value-type="float">
            <text:p>0.741452</text:p>
          </table:table-cell>
          <table:table-cell office:value-type="float" office:value="0.822281" calcext:value-type="float">
            <text:p>0.822281</text:p>
          </table:table-cell>
          <table:table-cell/>
          <table:table-cell office:value-type="float" office:value="0.802119" calcext:value-type="float">
            <text:p>0.802119</text:p>
          </table:table-cell>
          <table:table-cell office:value-type="float" office:value="0.70835" calcext:value-type="float">
            <text:p>0.708350</text:p>
          </table:table-cell>
          <table:table-cell office:value-type="float" office:value="0.838455" calcext:value-type="float">
            <text:p>0.838455</text:p>
          </table:table-cell>
          <table:table-cell/>
          <table:table-cell office:value-type="float" office:value="0.837433" calcext:value-type="float">
            <text:p>0.837433</text:p>
          </table:table-cell>
          <table:table-cell office:value-type="float" office:value="0.725611" calcext:value-type="float">
            <text:p>0.725611</text:p>
          </table:table-cell>
          <table:table-cell office:value-type="float" office:value="0.81252" calcext:value-type="float">
            <text:p>0.812520</text:p>
          </table:table-cell>
          <table:table-cell/>
          <table:table-cell office:value-type="float" office:value="0.856995" calcext:value-type="float">
            <text:p>0.856995</text:p>
          </table:table-cell>
          <table:table-cell office:value-type="float" office:value="0.73038" calcext:value-type="float">
            <text:p>0.730380</text:p>
          </table:table-cell>
          <table:table-cell office:value-type="float" office:value="0.835783" calcext:value-type="float">
            <text:p>0.835783</text:p>
          </table:table-cell>
          <table:table-cell/>
          <table:table-cell office:value-type="float" office:value="0.771097" calcext:value-type="float">
            <text:p>0.771097</text:p>
          </table:table-cell>
          <table:table-cell office:value-type="float" office:value="0.736256" calcext:value-type="float">
            <text:p>0.736256</text:p>
          </table:table-cell>
          <table:table-cell office:value-type="float" office:value="0.871412" calcext:value-type="float">
            <text:p>0.871412</text:p>
          </table:table-cell>
          <table:table-cell/>
          <table:table-cell office:value-type="float" office:value="0.806033" calcext:value-type="float">
            <text:p>0.806033</text:p>
          </table:table-cell>
          <table:table-cell office:value-type="float" office:value="0.748494" calcext:value-type="float">
            <text:p>0.748494</text:p>
          </table:table-cell>
          <table:table-cell office:value-type="float" office:value="0.848449" calcext:value-type="float">
            <text:p>0.8484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edical</text:p>
          </table:table-cell>
          <table:table-cell table:style-name="ce4" table:formula="of:=MAX([.C25:.AMJ25])" office:value-type="float" office:value="0.762145" calcext:value-type="float">
            <text:p>0.762145</text:p>
          </table:table-cell>
          <table:table-cell/>
          <table:table-cell office:value-type="float" office:value="0.736431" calcext:value-type="float">
            <text:p>0.736431</text:p>
          </table:table-cell>
          <table:table-cell office:value-type="float" office:value="0.739942" calcext:value-type="float">
            <text:p>0.739942</text:p>
          </table:table-cell>
          <table:table-cell office:value-type="float" office:value="0.743565" calcext:value-type="float">
            <text:p>0.743565</text:p>
          </table:table-cell>
          <table:table-cell/>
          <table:table-cell office:value-type="float" office:value="0.74063" calcext:value-type="float">
            <text:p>0.740630</text:p>
          </table:table-cell>
          <table:table-cell office:value-type="float" office:value="0.719065" calcext:value-type="float">
            <text:p>0.719065</text:p>
          </table:table-cell>
          <table:table-cell office:value-type="float" office:value="0.755743" calcext:value-type="float">
            <text:p>0.755743</text:p>
          </table:table-cell>
          <table:table-cell/>
          <table:table-cell table:style-name="ce1" office:value-type="float" office:value="0.762145" calcext:value-type="float">
            <text:p>0.762145</text:p>
          </table:table-cell>
          <table:table-cell office:value-type="float" office:value="0.742619" calcext:value-type="float">
            <text:p>0.742619</text:p>
          </table:table-cell>
          <table:table-cell office:value-type="float" office:value="0.751293" calcext:value-type="float">
            <text:p>0.751293</text:p>
          </table:table-cell>
          <table:table-cell/>
          <table:table-cell office:value-type="float" office:value="0.746095" calcext:value-type="float">
            <text:p>0.746095</text:p>
          </table:table-cell>
          <table:table-cell office:value-type="float" office:value="0.743351" calcext:value-type="float">
            <text:p>0.743351</text:p>
          </table:table-cell>
          <table:table-cell office:value-type="float" office:value="0.744062" calcext:value-type="float">
            <text:p>0.744062</text:p>
          </table:table-cell>
          <table:table-cell/>
          <table:table-cell office:value-type="float" office:value="0.742151" calcext:value-type="float">
            <text:p>0.742151</text:p>
          </table:table-cell>
          <table:table-cell office:value-type="float" office:value="0.730656" calcext:value-type="float">
            <text:p>0.730656</text:p>
          </table:table-cell>
          <table:table-cell office:value-type="float" office:value="0.74005" calcext:value-type="float">
            <text:p>0.740050</text:p>
          </table:table-cell>
          <table:table-cell/>
          <table:table-cell office:value-type="float" office:value="0.736592" calcext:value-type="float">
            <text:p>0.736592</text:p>
          </table:table-cell>
          <table:table-cell office:value-type="float" office:value="0.725538" calcext:value-type="float">
            <text:p>0.725538</text:p>
          </table:table-cell>
          <table:table-cell office:value-type="float" office:value="0.74388" calcext:value-type="float">
            <text:p>0.743880</text:p>
          </table:table-cell>
          <table:table-cell/>
          <table:table-cell office:value-type="float" office:value="0.733369" calcext:value-type="float">
            <text:p>0.733369</text:p>
          </table:table-cell>
          <table:table-cell office:value-type="float" office:value="0.7335" calcext:value-type="float">
            <text:p>0.733500</text:p>
          </table:table-cell>
          <table:table-cell office:value-type="float" office:value="0.720802" calcext:value-type="float">
            <text:p>0.720802</text:p>
          </table:table-cell>
          <table:table-cell/>
          <table:table-cell office:value-type="float" office:value="0.735627" calcext:value-type="float">
            <text:p>0.735627</text:p>
          </table:table-cell>
          <table:table-cell office:value-type="float" office:value="0.73513" calcext:value-type="float">
            <text:p>0.735130</text:p>
          </table:table-cell>
          <table:table-cell office:value-type="float" office:value="0.749829" calcext:value-type="float">
            <text:p>0.7498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urgical</text:p>
          </table:table-cell>
          <table:table-cell table:style-name="ce4" table:formula="of:=MAX([.C26:.AMJ26])" office:value-type="float" office:value="0.811876" calcext:value-type="float">
            <text:p>0.811876</text:p>
          </table:table-cell>
          <table:table-cell/>
          <table:table-cell office:value-type="float" office:value="0.797073" calcext:value-type="float">
            <text:p>0.797073</text:p>
          </table:table-cell>
          <table:table-cell office:value-type="float" office:value="0.764027" calcext:value-type="float">
            <text:p>0.764027</text:p>
          </table:table-cell>
          <table:table-cell office:value-type="float" office:value="0.794349" calcext:value-type="float">
            <text:p>0.794349</text:p>
          </table:table-cell>
          <table:table-cell/>
          <table:table-cell table:style-name="ce1" office:value-type="float" office:value="0.811876" calcext:value-type="float">
            <text:p>0.811876</text:p>
          </table:table-cell>
          <table:table-cell office:value-type="float" office:value="0.773488" calcext:value-type="float">
            <text:p>0.773488</text:p>
          </table:table-cell>
          <table:table-cell office:value-type="float" office:value="0.790278" calcext:value-type="float">
            <text:p>0.790278</text:p>
          </table:table-cell>
          <table:table-cell/>
          <table:table-cell office:value-type="float" office:value="0.79408" calcext:value-type="float">
            <text:p>0.794080</text:p>
          </table:table-cell>
          <table:table-cell office:value-type="float" office:value="0.760075" calcext:value-type="float">
            <text:p>0.760075</text:p>
          </table:table-cell>
          <table:table-cell office:value-type="float" office:value="0.809273" calcext:value-type="float">
            <text:p>0.809273</text:p>
          </table:table-cell>
          <table:table-cell/>
          <table:table-cell office:value-type="float" office:value="0.799075" calcext:value-type="float">
            <text:p>0.799075</text:p>
          </table:table-cell>
          <table:table-cell office:value-type="float" office:value="0.76997" calcext:value-type="float">
            <text:p>0.769970</text:p>
          </table:table-cell>
          <table:table-cell office:value-type="float" office:value="0.790381" calcext:value-type="float">
            <text:p>0.790381</text:p>
          </table:table-cell>
          <table:table-cell/>
          <table:table-cell office:value-type="float" office:value="0.801747" calcext:value-type="float">
            <text:p>0.801747</text:p>
          </table:table-cell>
          <table:table-cell office:value-type="float" office:value="0.75883" calcext:value-type="float">
            <text:p>0.758830</text:p>
          </table:table-cell>
          <table:table-cell office:value-type="float" office:value="0.762452" calcext:value-type="float">
            <text:p>0.762452</text:p>
          </table:table-cell>
          <table:table-cell/>
          <table:table-cell office:value-type="float" office:value="0.775526" calcext:value-type="float">
            <text:p>0.775526</text:p>
          </table:table-cell>
          <table:table-cell office:value-type="float" office:value="0.779933" calcext:value-type="float">
            <text:p>0.779933</text:p>
          </table:table-cell>
          <table:table-cell office:value-type="float" office:value="0.788269" calcext:value-type="float">
            <text:p>0.788269</text:p>
          </table:table-cell>
          <table:table-cell/>
          <table:table-cell office:value-type="float" office:value="0.805494" calcext:value-type="float">
            <text:p>0.805494</text:p>
          </table:table-cell>
          <table:table-cell office:value-type="float" office:value="0.781595" calcext:value-type="float">
            <text:p>0.781595</text:p>
          </table:table-cell>
          <table:table-cell office:value-type="float" office:value="0.81051" calcext:value-type="float">
            <text:p>0.810510</text:p>
          </table:table-cell>
          <table:table-cell/>
          <table:table-cell office:value-type="float" office:value="0.798653" calcext:value-type="float">
            <text:p>0.798653</text:p>
          </table:table-cell>
          <table:table-cell office:value-type="float" office:value="0.779402" calcext:value-type="float">
            <text:p>0.779402</text:p>
          </table:table-cell>
          <table:table-cell office:value-type="float" office:value="0.792404" calcext:value-type="float">
            <text:p>0.792404</text:p>
          </table:table-cell>
          <table:table-cell table:number-columns-repeated="990"/>
        </table:table-row>
        <table:table-row table:style-name="ro1">
          <table:table-cell table:style-name="ce3" table:number-columns-repeated="26"/>
          <table:table-cell table:style-name="ce16" table:number-columns-repeated="8"/>
          <table:table-cell table:number-columns-repeated="990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23:.B26])" office:value-type="float" office:value="0.81851025" calcext:value-type="float">
            <text:p>0.818510</text:p>
          </table:table-cell>
          <table:table-cell table:style-name="ce4"/>
          <table:table-cell table:style-name="ce4" table:formula="of:=AVERAGE([.D23:.D26])" office:value-type="float" office:value="0.78810775" calcext:value-type="float">
            <text:p>0.788108</text:p>
          </table:table-cell>
          <table:table-cell table:style-name="ce4" table:formula="of:=AVERAGE([.E23:.E26])" office:value-type="float" office:value="0.74714925" calcext:value-type="float">
            <text:p>0.747149</text:p>
          </table:table-cell>
          <table:table-cell table:style-name="ce4" table:formula="of:=AVERAGE([.F23:.F26])" office:value-type="float" office:value="0.805825" calcext:value-type="float">
            <text:p>0.805825</text:p>
          </table:table-cell>
          <table:table-cell table:style-name="ce4"/>
          <table:table-cell table:style-name="ce4" table:formula="of:=AVERAGE([.H23:.H26])" office:value-type="float" office:value="0.790743" calcext:value-type="float">
            <text:p>0.790743</text:p>
          </table:table-cell>
          <table:table-cell table:style-name="ce4" table:formula="of:=AVERAGE([.I23:.I26])" office:value-type="float" office:value="0.75000775" calcext:value-type="float">
            <text:p>0.750008</text:p>
          </table:table-cell>
          <table:table-cell table:style-name="ce4" table:formula="of:=AVERAGE([.J23:.J26])" office:value-type="float" office:value="0.80177" calcext:value-type="float">
            <text:p>0.801770</text:p>
          </table:table-cell>
          <table:table-cell table:style-name="ce4"/>
          <table:table-cell table:style-name="ce4" table:formula="of:=AVERAGE([.L23:.L26])" office:value-type="float" office:value="0.78889825" calcext:value-type="float">
            <text:p>0.788898</text:p>
          </table:table-cell>
          <table:table-cell table:style-name="ce4" table:formula="of:=AVERAGE([.M23:.M26])" office:value-type="float" office:value="0.7337415" calcext:value-type="float">
            <text:p>0.733742</text:p>
          </table:table-cell>
          <table:table-cell table:style-name="ce4" table:formula="of:=AVERAGE([.N23:.N26])" office:value-type="float" office:value="0.80286375" calcext:value-type="float">
            <text:p>0.802864</text:p>
          </table:table-cell>
          <table:table-cell/>
          <table:table-cell table:style-name="ce4" table:formula="of:=AVERAGE([.P23:.P26])" office:value-type="float" office:value="0.7857805" calcext:value-type="float">
            <text:p>0.785781</text:p>
          </table:table-cell>
          <table:table-cell table:style-name="ce4" table:formula="of:=AVERAGE([.Q23:.Q26])" office:value-type="float" office:value="0.74300425" calcext:value-type="float">
            <text:p>0.743004</text:p>
          </table:table-cell>
          <table:table-cell table:style-name="ce4" table:formula="of:=AVERAGE([.R23:.R26])" office:value-type="float" office:value="0.79841025" calcext:value-type="float">
            <text:p>0.798410</text:p>
          </table:table-cell>
          <table:table-cell/>
          <table:table-cell table:style-name="ce4" table:formula="of:=AVERAGE([.T23:.T26])" office:value-type="float" office:value="0.794049" calcext:value-type="float">
            <text:p>0.794049</text:p>
          </table:table-cell>
          <table:table-cell table:style-name="ce4" table:formula="of:=AVERAGE([.U23:.U26])" office:value-type="float" office:value="0.7415045" calcext:value-type="float">
            <text:p>0.741505</text:p>
          </table:table-cell>
          <table:table-cell table:style-name="ce4" table:formula="of:=AVERAGE([.V23:.V26])" office:value-type="float" office:value="0.78327975" calcext:value-type="float">
            <text:p>0.783280</text:p>
          </table:table-cell>
          <table:table-cell/>
          <table:table-cell table:style-name="ce4" table:formula="of:=AVERAGE([.X23:.X26])" office:value-type="float" office:value="0.791458" calcext:value-type="float">
            <text:p>0.791458</text:p>
          </table:table-cell>
          <table:table-cell table:style-name="ce4" table:formula="of:=AVERAGE([.Y23:.Y26])" office:value-type="float" office:value="0.746472" calcext:value-type="float">
            <text:p>0.746472</text:p>
          </table:table-cell>
          <table:table-cell table:style-name="ce4" table:formula="of:=AVERAGE([.Z23:.Z26])" office:value-type="float" office:value="0.79864425" calcext:value-type="float">
            <text:p>0.798644</text:p>
          </table:table-cell>
          <table:table-cell/>
          <table:table-cell table:style-name="ce4" table:formula="of:=AVERAGE([.AB23:.AB26])" office:value-type="float" office:value="0.770341" calcext:value-type="float">
            <text:p>0.770341</text:p>
          </table:table-cell>
          <table:table-cell table:style-name="ce4" table:formula="of:=AVERAGE([.AC23:.AC26])" office:value-type="float" office:value="0.75296025" calcext:value-type="float">
            <text:p>0.752960</text:p>
          </table:table-cell>
          <table:table-cell table:style-name="ce4" table:formula="of:=AVERAGE([.AD23:.AD26])" office:value-type="float" office:value="0.790199" calcext:value-type="float">
            <text:p>0.790199</text:p>
          </table:table-cell>
          <table:table-cell/>
          <table:table-cell table:style-name="ce4" table:formula="of:=AVERAGE([.AF23:.AF26])" office:value-type="float" office:value="0.786673" calcext:value-type="float">
            <text:p>0.786673</text:p>
          </table:table-cell>
          <table:table-cell table:style-name="ce4" table:formula="of:=AVERAGE([.AG23:.AG26])" office:value-type="float" office:value="0.7525515" calcext:value-type="float">
            <text:p>0.752552</text:p>
          </table:table-cell>
          <table:table-cell table:style-name="ce4" table:formula="of:=AVERAGE([.AH23:.AH26])" office:value-type="float" office:value="0.7977315" calcext:value-type="float">
            <text:p>0.797732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table:number-columns-repeated="2"/>
          <table:table-cell office:value-type="string" calcext:value-type="string">
            <text:p>m_conv_switch_regl1-60</text:p>
          </table:table-cell>
          <table:table-cell table:number-columns-repeated="3"/>
          <table:table-cell office:value-type="string" calcext:value-type="string">
            <text:p>m_conv_switch_regl1-30</text:p>
          </table:table-cell>
          <table:table-cell table:number-columns-repeated="3"/>
          <table:table-cell office:value-type="string" calcext:value-type="string">
            <text:p>m3brl4_switch_regl1-15</text:p>
          </table:table-cell>
          <table:table-cell table:number-columns-repeated="3"/>
          <table:table-cell table:style-name="Default" office:value-type="string" calcext:value-type="string">
            <text:p>m_conv_lstm_switch_regl1-6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Best</text:p>
          </table:table-cell>
          <table:table-cell table:style-name="ce1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/>
          <table:table-cell table:style-name="ce1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Coronary</text:p>
          </table:table-cell>
          <table:table-cell table:style-name="ce1" table:formula="of:=MAX([.C33:.AMJ33])" office:value-type="float" office:value="0.83686" calcext:value-type="float">
            <text:p>0.836860</text:p>
          </table:table-cell>
          <table:table-cell/>
          <table:table-cell office:value-type="float" office:value="0.798654" calcext:value-type="float">
            <text:p>0.798654</text:p>
          </table:table-cell>
          <table:table-cell office:value-type="float" office:value="0.756165" calcext:value-type="float">
            <text:p>0.756165</text:p>
          </table:table-cell>
          <table:table-cell office:value-type="float" office:value="0.77008" calcext:value-type="float">
            <text:p>0.770080</text:p>
          </table:table-cell>
          <table:table-cell/>
          <table:table-cell office:value-type="float" office:value="0.783519" calcext:value-type="float">
            <text:p>0.783519</text:p>
          </table:table-cell>
          <table:table-cell office:value-type="float" office:value="0.760306" calcext:value-type="float">
            <text:p>0.760306</text:p>
          </table:table-cell>
          <table:table-cell office:value-type="float" office:value="0.803206" calcext:value-type="float">
            <text:p>0.803206</text:p>
          </table:table-cell>
          <table:table-cell/>
          <table:table-cell table:style-name="Default" office:value-type="float" office:value="0.804649" calcext:value-type="float">
            <text:p>0,804649</text:p>
          </table:table-cell>
          <table:table-cell table:style-name="Default" office:value-type="float" office:value="0.747735" calcext:value-type="float">
            <text:p>0,747735</text:p>
          </table:table-cell>
          <table:table-cell table:style-name="ce13" office:value-type="float" office:value="0.832887" calcext:value-type="float">
            <text:p>0,832887</text:p>
          </table:table-cell>
          <table:table-cell/>
          <table:table-cell table:style-name="Default" office:value-type="float" office:value="0.79285" calcext:value-type="float">
            <text:p>0,79285</text:p>
          </table:table-cell>
          <table:table-cell table:style-name="Default" office:value-type="float" office:value="0.752839" calcext:value-type="float">
            <text:p>0,752839</text:p>
          </table:table-cell>
          <table:table-cell table:style-name="ce15" office:value-type="float" office:value="0.83686" calcext:value-type="float">
            <text:p>0,836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rdiac</text:p>
          </table:table-cell>
          <table:table-cell table:formula="of:=MAX([.C34:.AMJ34])" office:value-type="float" office:value="0.86283" calcext:value-type="float">
            <text:p>0.862830</text:p>
          </table:table-cell>
          <table:table-cell/>
          <table:table-cell office:value-type="float" office:value="0.803663" calcext:value-type="float">
            <text:p>0.803663</text:p>
          </table:table-cell>
          <table:table-cell office:value-type="float" office:value="0.760038" calcext:value-type="float">
            <text:p>0.760038</text:p>
          </table:table-cell>
          <table:table-cell office:value-type="float" office:value="0.854884" calcext:value-type="float">
            <text:p>0.854884</text:p>
          </table:table-cell>
          <table:table-cell/>
          <table:table-cell office:value-type="float" office:value="0.815913" calcext:value-type="float">
            <text:p>0.815913</text:p>
          </table:table-cell>
          <table:table-cell office:value-type="float" office:value="0.755351" calcext:value-type="float">
            <text:p>0.755351</text:p>
          </table:table-cell>
          <table:table-cell office:value-type="float" office:value="0.85338" calcext:value-type="float">
            <text:p>0.853380</text:p>
          </table:table-cell>
          <table:table-cell/>
          <table:table-cell table:style-name="Default" office:value-type="float" office:value="0.801986" calcext:value-type="float">
            <text:p>0,801986</text:p>
          </table:table-cell>
          <table:table-cell table:style-name="Default" office:value-type="float" office:value="0.722735" calcext:value-type="float">
            <text:p>0,722735</text:p>
          </table:table-cell>
          <table:table-cell table:style-name="Default" office:value-type="float" office:value="0.808807" calcext:value-type="float">
            <text:p>0,808807</text:p>
          </table:table-cell>
          <table:table-cell/>
          <table:table-cell table:style-name="Default" office:value-type="float" office:value="0.846244" calcext:value-type="float">
            <text:p>0,846244</text:p>
          </table:table-cell>
          <table:table-cell table:style-name="Default" office:value-type="float" office:value="0.730437" calcext:value-type="float">
            <text:p>0,730437</text:p>
          </table:table-cell>
          <table:table-cell table:style-name="Default" office:value-type="float" office:value="0.86283" calcext:value-type="float">
            <text:p>0,862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dical</text:p>
          </table:table-cell>
          <table:table-cell table:style-name="ce1" table:formula="of:=MAX([.C35:.AMJ35])" office:value-type="float" office:value="0.762502" calcext:value-type="float">
            <text:p>0.762502</text:p>
          </table:table-cell>
          <table:table-cell/>
          <table:table-cell table:style-name="ce1" office:value-type="float" office:value="0.762502" calcext:value-type="float">
            <text:p>0.762502</text:p>
          </table:table-cell>
          <table:table-cell office:value-type="float" office:value="0.737674" calcext:value-type="float">
            <text:p>0.737674</text:p>
          </table:table-cell>
          <table:table-cell office:value-type="float" office:value="0.752905" calcext:value-type="float">
            <text:p>0.752905</text:p>
          </table:table-cell>
          <table:table-cell/>
          <table:table-cell office:value-type="float" office:value="0.751804" calcext:value-type="float">
            <text:p>0.751804</text:p>
          </table:table-cell>
          <table:table-cell office:value-type="float" office:value="0.733393" calcext:value-type="float">
            <text:p>0.733393</text:p>
          </table:table-cell>
          <table:table-cell office:value-type="float" office:value="0.748694" calcext:value-type="float">
            <text:p>0.748694</text:p>
          </table:table-cell>
          <table:table-cell/>
          <table:table-cell table:style-name="Default" office:value-type="float" office:value="0.746702" calcext:value-type="float">
            <text:p>0,746702</text:p>
          </table:table-cell>
          <table:table-cell table:style-name="Default" office:value-type="float" office:value="0.73033" calcext:value-type="float">
            <text:p>0,73033</text:p>
          </table:table-cell>
          <table:table-cell table:style-name="Default" office:value-type="float" office:value="0.738899" calcext:value-type="float">
            <text:p>0,738899</text:p>
          </table:table-cell>
          <table:table-cell/>
          <table:table-cell table:style-name="Default" office:value-type="float" office:value="0.729899" calcext:value-type="float">
            <text:p>0,729899</text:p>
          </table:table-cell>
          <table:table-cell table:style-name="Default" office:value-type="float" office:value="0.738718" calcext:value-type="float">
            <text:p>0,738718</text:p>
          </table:table-cell>
          <table:table-cell table:style-name="Default" office:value-type="float" office:value="0.74178" calcext:value-type="float">
            <text:p>0,7417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rgical</text:p>
          </table:table-cell>
          <table:table-cell table:style-name="ce1" table:formula="of:=MAX([.C36:.AMJ36])" office:value-type="float" office:value="0.823312" calcext:value-type="float">
            <text:p>0.823312</text:p>
          </table:table-cell>
          <table:table-cell/>
          <table:table-cell office:value-type="float" office:value="0.81794" calcext:value-type="float">
            <text:p>0.817940</text:p>
          </table:table-cell>
          <table:table-cell office:value-type="float" office:value="0.801155" calcext:value-type="float">
            <text:p>0.801155</text:p>
          </table:table-cell>
          <table:table-cell office:value-type="float" office:value="0.791619" calcext:value-type="float">
            <text:p>0.791619</text:p>
          </table:table-cell>
          <table:table-cell/>
          <table:table-cell table:style-name="ce1" office:value-type="float" office:value="0.823312" calcext:value-type="float">
            <text:p>0.823312</text:p>
          </table:table-cell>
          <table:table-cell office:value-type="float" office:value="0.798743" calcext:value-type="float">
            <text:p>0.798743</text:p>
          </table:table-cell>
          <table:table-cell office:value-type="float" office:value="0.807443" calcext:value-type="float">
            <text:p>0.807443</text:p>
          </table:table-cell>
          <table:table-cell/>
          <table:table-cell table:style-name="Default" office:value-type="float" office:value="0.782703" calcext:value-type="float">
            <text:p>0,782703</text:p>
          </table:table-cell>
          <table:table-cell table:style-name="Default" office:value-type="float" office:value="0.771823" calcext:value-type="float">
            <text:p>0,771823</text:p>
          </table:table-cell>
          <table:table-cell table:style-name="Default" office:value-type="float" office:value="0.788006" calcext:value-type="float">
            <text:p>0,788006</text:p>
          </table:table-cell>
          <table:table-cell/>
          <table:table-cell table:style-name="Default" office:value-type="float" office:value="0.77211" calcext:value-type="float">
            <text:p>0,77211</text:p>
          </table:table-cell>
          <table:table-cell table:style-name="Default" office:value-type="float" office:value="0.773582" calcext:value-type="float">
            <text:p>0,773582</text:p>
          </table:table-cell>
          <table:table-cell table:style-name="Default" office:value-type="float" office:value="0.780553" calcext:value-type="float">
            <text:p>0,780553</text:p>
          </table:table-cell>
          <table:table-cell table:number-columns-repeated="1006"/>
        </table:table-row>
        <table:table-row table:style-name="ro1">
          <table:table-cell table:style-name="ce3" table:number-columns-repeated="26"/>
          <table:table-cell table:style-name="ce16" table:number-columns-repeated="8"/>
          <table:table-cell table:number-columns-repeated="990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33:.B36])" office:value-type="float" office:value="0.821376" calcext:value-type="float">
            <text:p>0.821376</text:p>
          </table:table-cell>
          <table:table-cell table:style-name="ce4"/>
          <table:table-cell table:style-name="ce4" table:formula="of:=AVERAGE([.D33:.D36])" office:value-type="float" office:value="0.79568975" calcext:value-type="float">
            <text:p>0.795690</text:p>
          </table:table-cell>
          <table:table-cell table:style-name="ce4" table:formula="of:=AVERAGE([.E33:.E36])" office:value-type="float" office:value="0.763758" calcext:value-type="float">
            <text:p>0.763758</text:p>
          </table:table-cell>
          <table:table-cell table:style-name="ce4" table:formula="of:=AVERAGE([.F33:.F36])" office:value-type="float" office:value="0.792372" calcext:value-type="float">
            <text:p>0.792372</text:p>
          </table:table-cell>
          <table:table-cell table:style-name="ce4"/>
          <table:table-cell table:style-name="ce4" table:formula="of:=AVERAGE([.H33:.H36])" office:value-type="float" office:value="0.793637" calcext:value-type="float">
            <text:p>0.793637</text:p>
          </table:table-cell>
          <table:table-cell table:style-name="ce4" table:formula="of:=AVERAGE([.I33:.I36])" office:value-type="float" office:value="0.76194825" calcext:value-type="float">
            <text:p>0.761948</text:p>
          </table:table-cell>
          <table:table-cell table:style-name="ce4" table:formula="of:=AVERAGE([.J33:.J36])" office:value-type="float" office:value="0.80318075" calcext:value-type="float">
            <text:p>0.803181</text:p>
          </table:table-cell>
          <table:table-cell table:style-name="ce4"/>
          <table:table-cell table:style-name="ce4" table:formula="of:=AVERAGE([.L33:.L36])" office:value-type="float" office:value="0.78401" calcext:value-type="float">
            <text:p>0.784010</text:p>
          </table:table-cell>
          <table:table-cell table:style-name="ce4" table:formula="of:=AVERAGE([.M33:.M36])" office:value-type="float" office:value="0.74315575" calcext:value-type="float">
            <text:p>0.743156</text:p>
          </table:table-cell>
          <table:table-cell table:style-name="ce4" table:formula="of:=AVERAGE([.N33:.N36])" office:value-type="float" office:value="0.79214975" calcext:value-type="float">
            <text:p>0.792150</text:p>
          </table:table-cell>
          <table:table-cell/>
          <table:table-cell table:style-name="ce4" table:formula="of:=AVERAGE([.P33:.P36])" office:value-type="float" office:value="0.78527575" calcext:value-type="float">
            <text:p>0.785276</text:p>
          </table:table-cell>
          <table:table-cell table:style-name="ce4" table:formula="of:=AVERAGE([.Q33:.Q36])" office:value-type="float" office:value="0.748894" calcext:value-type="float">
            <text:p>0.748894</text:p>
          </table:table-cell>
          <table:table-cell table:style-name="ce4" table:formula="of:=AVERAGE([.R33:.R36])" office:value-type="float" office:value="0.80550575" calcext:value-type="float">
            <text:p>0.805506</text:p>
          </table:table-cell>
          <table:table-cell/>
          <table:table-cell table:style-name="ce4" table:formula="of:=AVERAGE([.T33:.T36])" office:value-type="string" office:string-value="" calcext:value-type="error">
            <text:p>#DIV/0!</text:p>
          </table:table-cell>
          <table:table-cell table:style-name="ce4" table:formula="of:=AVERAGE([.U33:.U36])" office:value-type="string" office:string-value="" calcext:value-type="error">
            <text:p>#DIV/0!</text:p>
          </table:table-cell>
          <table:table-cell table:style-name="ce4" table:formula="of:=AVERAGE([.V33:.V36])" office:value-type="string" office:string-value="" calcext:value-type="error">
            <text:p>#DIV/0!</text:p>
          </table:table-cell>
          <table:table-cell/>
          <table:table-cell table:style-name="ce4" table:formula="of:=AVERAGE([.X33:.X36])" office:value-type="string" office:string-value="" calcext:value-type="error">
            <text:p>#DIV/0!</text:p>
          </table:table-cell>
          <table:table-cell table:style-name="ce4" table:formula="of:=AVERAGE([.Y33:.Y36])" office:value-type="string" office:string-value="" calcext:value-type="error">
            <text:p>#DIV/0!</text:p>
          </table:table-cell>
          <table:table-cell table:style-name="ce4" table:formula="of:=AVERAGE([.Z33:.Z36])" office:value-type="string" office:string-value="" calcext:value-type="error">
            <text:p>#DIV/0!</text:p>
          </table:table-cell>
          <table:table-cell/>
          <table:table-cell table:style-name="ce4" table:formula="of:=AVERAGE([.AB33:.AB36])" office:value-type="string" office:string-value="" calcext:value-type="error">
            <text:p>#DIV/0!</text:p>
          </table:table-cell>
          <table:table-cell table:style-name="ce4" table:formula="of:=AVERAGE([.AC33:.AC36])" office:value-type="string" office:string-value="" calcext:value-type="error">
            <text:p>#DIV/0!</text:p>
          </table:table-cell>
          <table:table-cell table:style-name="ce4" table:formula="of:=AVERAGE([.AD33:.AD36])" office:value-type="string" office:string-value="" calcext:value-type="error">
            <text:p>#DIV/0!</text:p>
          </table:table-cell>
          <table:table-cell/>
          <table:table-cell table:style-name="ce4" table:formula="of:=AVERAGE([.AF33:.AF36])" office:value-type="string" office:string-value="" calcext:value-type="error">
            <text:p>#DIV/0!</text:p>
          </table:table-cell>
          <table:table-cell table:style-name="ce4" table:formula="of:=AVERAGE([.AG33:.AG36])" office:value-type="string" office:string-value="" calcext:value-type="error">
            <text:p>#DIV/0!</text:p>
          </table:table-cell>
          <table:table-cell table:style-name="ce4" table:formula="of:=AVERAGE([.AH33:.AH36])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'</number:text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4" loext:min-decimal-places="4" number:min-integer-digits="1"/>
    </number:number-style>
    <number:number-style style:name="N10121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8:00:21.5240582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20:29:44.168634694</meta:creation-date>
    <dc:date>2017-09-26T08:05:09.823717614</dc:date>
    <meta:editing-duration>PT25M59S</meta:editing-duration>
    <meta:editing-cycles>15</meta:editing-cycles>
    <meta:generator>LibreOffice/5.1.6.2$Linux_X86_64 LibreOffice_project/10m0$Build-2</meta:generator>
    <meta:document-statistic meta:table-count="1" meta:cell-count="471" meta:object-count="0"/>
  </office:meta>
</office:document-meta>
</file>